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E000002502A65C25823C4A7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9252in" svg:height="2.211in" draw:z-index="0"><draw:image xlink:href="Pictures/100002010000073E000002502A65C25823C4A7E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3:45:25.286306039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